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11a58c" officeooo:paragraph-rsid="0011a58c"/>
    </style:style>
    <style:style style:name="P2" style:family="paragraph" style:parent-style-name="Standard">
      <style:text-properties fo:font-weight="bold" officeooo:rsid="0011a58c" officeooo:paragraph-rsid="0011a58c" style:font-weight-asian="bold" style:font-weight-complex="bold"/>
    </style:style>
    <style:style style:name="P3" style:family="paragraph" style:parent-style-name="Standard">
      <style:text-properties fo:font-weight="bold" officeooo:rsid="00137a05" officeooo:paragraph-rsid="00137a05" style:font-weight-asian="bold" style:font-weight-complex="bold"/>
    </style:style>
    <style:style style:name="P4" style:family="paragraph" style:parent-style-name="Standard">
      <style:text-properties fo:font-weight="bold" officeooo:rsid="001470a9" officeooo:paragraph-rsid="001470a9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officeooo:rsid="0011a58c" officeooo:paragraph-rsid="0011a58c" style:font-weight-asian="bold" style:font-weight-complex="bold"/>
    </style:style>
    <style:style style:name="P6" style:family="paragraph" style:parent-style-name="Standard" style:list-style-name="L1">
      <style:text-properties fo:font-weight="bold" officeooo:rsid="001470a9" officeooo:paragraph-rsid="001470a9" style:font-weight-asian="bold" style:font-weight-complex="bold"/>
    </style:style>
    <style:style style:name="P7" style:family="paragraph" style:parent-style-name="Standard">
      <style:text-properties fo:font-weight="bold" officeooo:rsid="001470a9" officeooo:paragraph-rsid="001470a9" style:font-weight-asian="bold" style:font-weight-complex="bold"/>
    </style:style>
    <style:style style:name="P8" style:family="paragraph" style:parent-style-name="Standard" style:list-style-name="L2">
      <style:text-properties fo:font-weight="bold" officeooo:rsid="001470a9" officeooo:paragraph-rsid="001470a9" style:font-weight-asian="bold" style:font-weight-complex="bold"/>
    </style:style>
    <style:style style:name="T1" style:family="text">
      <style:text-properties officeooo:rsid="001470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Isecu</text:p>
      <text:p text:style-name="P2"/>
      <text:p text:style-name="P3">HTML css : <text:span text:style-name="T1">samir youness</text:span> </text:p>
      <text:p text:style-name="P3"/>
      <text:p text:style-name="P4">PHP : youness</text:p>
      <text:p text:style-name="P3"/>
      <text:p text:style-name="P3"><text:span text:style-name="T1">Laravel :</text:span>jawad axel </text:p>
      <text:list xml:id="list7963575108367117106" text:style-name="L1">
        <text:list-header>
          <text:p text:style-name="P6"/>
        </text:list-header>
      </text:list>
      <text:p text:style-name="P4">todo :</text:p>
      <text:list xml:id="list835459441611871813" text:style-name="L2">
        <text:list-item>
          <text:p text:style-name="P8">page vitrine</text:p>
        </text:list-item>
        <text:list-item>
          <text:p text:style-name="P8">page inscription utilisateur et agent </text:p>
        </text:list-item>
        <text:list-item>
          <text:p text:style-name="P8">agent visible uniquement quand on est connecté</text:p>
        </text:list-item>
        <text:list-item>
          <text:p text:style-name="P8"/>
        </text:list-item>
      </text:list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1a58c" officeooo:paragraph-rsid="0011a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Fatima </text:p>
        <text:p text:style-name="MP1">Miloud</text:p>
        <text:p text:style-name="MP1">Hicha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6:55:17.266532239</meta:creation-date>
    <dc:date>2018-10-26T16:14:00.843431516</dc:date>
    <meta:editing-duration>PT3H51M3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13" meta:word-count="36" meta:character-count="189" meta:non-whitespace-character-count="165"/>
  </office:meta>
</office:document-meta>
</file>